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f3dc" officeooo:paragraph-rsid="0004f3dc"/>
    </style:style>
    <style:style style:name="P2" style:family="paragraph" style:parent-style-name="Standard">
      <style:text-properties officeooo:rsid="000620d8" officeooo:paragraph-rsid="000620d8"/>
    </style:style>
    <style:style style:name="P3" style:family="paragraph" style:parent-style-name="Standard">
      <style:text-properties fo:font-weight="normal" officeooo:rsid="00073fc7" officeooo:paragraph-rsid="00073fc7" style:font-weight-asian="normal" style:font-weight-complex="normal"/>
    </style:style>
    <style:style style:name="P4" style:family="paragraph" style:parent-style-name="Standard">
      <style:text-properties fo:font-weight="normal" officeooo:rsid="00091afb" officeooo:paragraph-rsid="00091afb" style:font-weight-asian="normal" style:font-weight-complex="normal"/>
    </style:style>
    <style:style style:name="P5" style:family="paragraph" style:parent-style-name="Standard">
      <style:text-properties fo:font-weight="normal" officeooo:rsid="000979ee" officeooo:paragraph-rsid="000979ee" style:font-weight-asian="normal" style:font-weight-complex="normal"/>
    </style:style>
    <style:style style:name="P6" style:family="paragraph" style:parent-style-name="Standard">
      <style:text-properties fo:font-weight="normal" officeooo:rsid="00098304" officeooo:paragraph-rsid="00098304" style:font-weight-asian="normal" style:font-weight-complex="normal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monospace" fo:font-size="9.75pt" fo:letter-spacing="normal" fo:font-style="normal" fo:font-weight="normal"/>
    </style:style>
    <style:style style:name="P8" style:family="paragraph" style:parent-style-name="Standard">
      <style:text-properties fo:font-variant="normal" fo:text-transform="none" fo:color="#000000" style:font-name="monospace" fo:font-size="9.75pt" fo:letter-spacing="normal" fo:font-style="normal" fo:font-weight="normal" officeooo:rsid="0004f3dc" officeooo:paragraph-rsid="0004f3dc"/>
    </style:style>
    <style:style style:name="P9" style:family="paragraph" style:parent-style-name="Standard">
      <style:text-properties fo:font-weight="bold" officeooo:rsid="0004f3dc" officeooo:paragraph-rsid="0004f3dc" style:font-weight-asian="bold" style:font-weight-complex="bold"/>
    </style:style>
    <style:style style:name="P10" style:family="paragraph" style:parent-style-name="Standard">
      <style:text-properties fo:font-weight="bold" officeooo:rsid="00073fc7" officeooo:paragraph-rsid="00073fc7" style:font-weight-asian="bold" style:font-weight-complex="bold"/>
    </style:style>
    <style:style style:name="P11" style:family="paragraph" style:parent-style-name="Standard">
      <style:text-properties fo:font-weight="bold" officeooo:rsid="00091afb" officeooo:paragraph-rsid="00091afb" style:font-weight-asian="bold" style:font-weight-complex="bold"/>
    </style:style>
    <style:style style:name="P12" style:family="paragraph" style:parent-style-name="Standard">
      <style:text-properties fo:font-weight="bold" officeooo:rsid="000979ee" officeooo:paragraph-rsid="000979ee" style:font-weight-asian="bold" style:font-weight-complex="bold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onospace" fo:font-size="9.75pt" fo:letter-spacing="normal" fo:font-style="normal" fo:font-weight="normal"/>
    </style:style>
    <style:style style:name="P14" style:family="paragraph" style:parent-style-name="Preformatted_20_Text">
      <style:text-properties fo:font-variant="normal" fo:text-transform="none" fo:color="#000000" fo:letter-spacing="normal" fo:font-style="normal" fo:font-weight="normal" officeooo:rsid="000620d8" officeooo:paragraph-rsid="000620d8"/>
    </style:style>
    <style:style style:name="T1" style:family="text">
      <style:text-properties officeooo:rsid="000620d8"/>
    </style:style>
    <style:style style:name="T2" style:family="text">
      <style:text-properties officeooo:rsid="00073fc7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>Дүн<text:span text:style-name="T2">г</text:span>ийн мэдээлэл</text:p>
      <text:p text:style-name="P1">үзсэн кр, голч 100 оноогоор үсгээр 4-р</text:p>
      <text:p text:style-name="P1"><text:a xlink:type="simple" xlink:href="https://sisi.num.edu.mn/sisi_v4/modules/xproxy4.ashx?nr1=25&amp;p1" text:style-name="Internet_20_link" text:visited-style-name="Visited_20_Internet_20_Link">https://sisi.num.edu.mn/sisi_v4/modules/xproxy4.ashx?nr1=25&amp;p1</text:a>=<text:span text:style-name="T1">&lt;SID&gt;</text:span>&amp;p2=<text:span text:style-name="T1">&lt;PID&gt;</text:span>&amp;p3=1&amp;p4=2</text:p>
      <text:p text:style-name="P8">&lt;grades&gt;</text:p>
      <text:p text:style-name="P13">&lt;sid&gt;10010060030&lt;/sid&gt;</text:p>
      <text:p text:style-name="P7">&lt;credit&gt;6.0&lt;/credit&gt;</text:p>
      <text:p text:style-name="P7">&lt;precredMon/&gt;</text:p>
      <text:p text:style-name="P7">&lt;precredEn/&gt;</text:p>
      <text:p text:style-name="P7">&lt;golchOnoo&gt;72.5&lt;/golchOnoo&gt;</text:p>
      <text:p text:style-name="P7">&lt;golchDun&gt;2.1&lt;/golchDun&gt;</text:p>
      <text:p text:style-name="P7">&lt;word&gt;C-&lt;/word&gt;</text:p>
      <text:p text:style-name="P13">&lt;/grades&gt;</text:p>
      <text:p text:style-name="P1"/>
      <text:p text:style-name="P1"/>
      <text:p text:style-name="P2">PID→ <text:a xlink:type="simple" xlink:href="https://sisi.num.edu.mn/sisi_v4/modules/xproxy_.ashx?nr1=307&amp;p1" text:style-name="Internet_20_link" text:visited-style-name="Visited_20_Internet_20_Link">https://sisi.num.edu.mn/sisi_v4/modules/xproxy_.ashx?nr1=307&amp;p1</text:a>=&lt;SID&gt;&amp;lng=1&amp;_=1536936061047</text:p>
      <text:p text:style-name="P14">&lt;?xml version="1.0" encoding="UTF-8" ?&gt;&lt;root&gt;&lt;row curid="2480" FirstYear="2014" pro="ХШУИС-ийн ерөнхий суурь хөтөлбөр (Бакалаврын Өдрийн сургалт)" tp="Үндсэн" pid="1001292001" /&gt;&lt;/root&gt;</text:p>
      <text:p text:style-name="P2"/>
      <text:p text:style-name="P10">Хичээлийн хуваарь</text:p>
      <text:p text:style-name="P3"><text:a xlink:type="simple" xlink:href="https://sisi.num.edu.mn/sisi_v4/Modules/schedule/WeekSched/stud_selection.ashx?q=current_selection&amp;mode=6&amp;sid" text:style-name="Internet_20_link" text:visited-style-name="Visited_20_Internet_20_Link">https://sisi.num.edu.mn/sisi_v4/Modules/schedule/WeekSched/stud_selection.ashx?q=current_selection&amp;mode=6&amp;sid</text:a>=<text:span text:style-name="T3">&lt;SID&gt;</text:span>&amp;date=2016-01-01&amp;checkDat=0&amp;yr=0&amp;sem=0</text:p>
      <text:p text:style-name="P3"/>
      <text:p text:style-name="P4">ПХ хөтөлбөр </text:p>
      <text:p text:style-name="P4"><text:a xlink:type="simple" xlink:href="https://sisi.num.edu.mn/sisi_v4/modules/xproxy2.ashx?nr1=33&amp;p1=2809&amp;p2=1&amp;lng=1&amp;_=1536941480198" text:style-name="Internet_20_link" text:visited-style-name="Visited_20_Internet_20_Link">https://sisi.num.edu.mn/sisi_v4/modules/xproxy2.ashx?nr1=33&amp;p1=2809&amp;p2=1&amp;lng=1&amp;_=1536941480198</text:a></text:p>
      <text:p text:style-name="P4"/>
      <text:p text:style-name="P11">Хичээл үзсэн эсэх</text:p>
      <text:p text:style-name="P4">2809- ПХ course ID</text:p>
      <text:p text:style-name="P4"><text:a xlink:type="simple" xlink:href="https://sisi.num.edu.mn/sisi_v4/modules/xproxy2.ashx?nr1=46&amp;p1" text:style-name="Internet_20_link" text:visited-style-name="Visited_20_Internet_20_Link">https://sisi.num.edu.mn/sisi_v4/modules/xproxy2.ashx?nr1=46&amp;p1</text:a>=&lt;sid&gt;&amp;p2=&lt;courseID&gt;&amp;lng=1&amp;_=1536941478684</text:p>
      <text:p text:style-name="P4"/>
      <text:p text:style-name="P12">мэдээ</text:p>
      <text:p text:style-name="P5">https://sisi.num.edu.mn/sisi_v4/modules/xqueryproxy.ashx?nr=320&amp;_=1536942342177</text:p>
      <text:p text:style-name="P12"/>
      <text:p text:style-name="P12">Оюутанд ирсэн зар мэдээний доор</text:p>
      <text:p text:style-name="P5"><text:a xlink:type="simple" xlink:href="https://sisi.num.edu.mn/sisi_v4/modules/news/handler.ashx?nr=106" text:style-name="Internet_20_link" text:visited-style-name="Visited_20_Internet_20_Link">https://sisi.num.edu.mn/sisi_v4/modules/news/handler.ashx?nr=106</text:a></text:p>
      <text:p text:style-name="P5"/>
      <text:p text:style-name="P12">Үзэж буй хичээлүүд</text:p>
      <text:p text:style-name="P5"><text:a xlink:type="simple" xlink:href="https://sisi.num.edu.mn/sisi_v4/modules/xproxy_.ashx?nr1=305&amp;p1" text:style-name="Internet_20_link" text:visited-style-name="Visited_20_Internet_20_Link">https://sisi.num.edu.mn/sisi_v4/modules/xproxy_.ashx?nr1=305&amp;p1</text:a>=&lt;SID&gt;&amp;lng=1&amp;_=1536942342176</text:p>
      <text:p text:style-name="P6">Бүх бүрэлдэхүүн мэдээлэл</text:p>
      <text:p text:style-name="P6">тэнхим8 захиргаа СА</text:p>
      <text:p text:style-name="P6">https://sisi.num.edu.mn/sisi_v4/static/handler/employees.ashx?tuluw=1&amp;_=153694420293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22:44:08.300042322</meta:creation-date>
    <dc:date>2018-09-15T01:13:00.467563116</dc:date>
    <meta:editing-duration>PT7M51S</meta:editing-duration>
    <meta:editing-cycles>1</meta:editing-cycles>
    <meta:document-statistic meta:table-count="0" meta:image-count="0" meta:object-count="0" meta:page-count="1" meta:paragraph-count="30" meta:word-count="70" meta:character-count="1403" meta:non-whitespace-character-count="1362"/>
    <meta:generator>LibreOffice/5.1.6.2$Linux_X86_64 LibreOffice_project/10m0$Build-2</meta:generator>
  </office:meta>
</office:document-meta>
</file>